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paragraph-rsid="001855fb" style:font-name-asian="Times New Roman" style:font-size-asian="14pt"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officeooo:paragraph-rsid="001855fb"/>
    </style:style>
    <style:style style:name="P3" style:family="paragraph" style:parent-style-name="Standard">
      <style:paragraph-properties fo:text-align="center" style:justify-single-word="false"/>
      <style:text-properties officeooo:paragraph-rsid="001a3d6c"/>
    </style:style>
    <style:style style:name="P4" style:family="paragraph" style:parent-style-name="Standard">
      <style:text-properties officeooo:rsid="001a3d6c" officeooo:paragraph-rsid="001a3d6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rtejustify">
      <loext:graphic-properties draw:fill="solid" draw:fill-color="#ffffff"/>
      <style:paragraph-properties fo:margin-top="0cm" fo:margin-bottom="0cm" style:contextual-spacing="false" fo:text-align="justify" style:justify-single-word="false" fo:background-color="#ffffff"/>
      <style:text-properties officeooo:paragraph-rsid="001855fb"/>
    </style:style>
    <style:style style:name="P9" style:family="paragraph" style:parent-style-name="rtejustify">
      <loext:graphic-properties draw:fill="solid" draw:fill-color="#ffffff"/>
      <style:paragraph-properties fo:margin-left="0cm" fo:margin-right="0cm" fo:margin-top="0cm" fo:margin-bottom="0cm" style:contextual-spacing="false" fo:text-align="justify" style:justify-single-word="false" fo:text-indent="1.251cm" style:auto-text-indent="false" fo:background-color="#ffffff"/>
      <style:text-properties officeooo:paragraph-rsid="001855fb"/>
    </style:style>
    <style:style style:name="P10" style:family="paragraph" style:parent-style-name="rtejustify">
      <loext:graphic-properties draw:fill="solid" draw:fill-color="#ffffff"/>
      <style:paragraph-properties fo:margin-top="0cm" fo:margin-bottom="0cm" style:contextual-spacing="false" fo:text-align="justify" style:justify-single-word="false" fo:background-color="#ffffff"/>
      <style:text-properties officeooo:paragraph-rsid="001a3d6c"/>
    </style:style>
    <style:style style:name="P11" style:family="paragraph" style:parent-style-name="rtejustify">
      <loext:graphic-properties draw:fill="solid" draw:fill-color="#ffffff"/>
      <style:paragraph-properties fo:margin-left="0cm" fo:margin-right="0cm" fo:margin-top="0cm" fo:margin-bottom="0cm" style:contextual-spacing="false" fo:text-align="justify" style:justify-single-word="false" fo:text-indent="1.251cm" style:auto-text-indent="false" fo:background-color="#ffffff"/>
      <style:text-properties officeooo:paragraph-rsid="001a3d6c"/>
    </style:style>
    <style:style style:name="P12" style:family="paragraph" style:parent-style-name="rtejustify">
      <loext:graphic-properties draw:fill="solid" draw:fill-color="#ffffff"/>
      <style:paragraph-properties fo:margin-top="0cm" fo:margin-bottom="0cm" style:contextual-spacing="false" fo:text-align="justify" style:justify-single-word="false" fo:background-color="#ffffff"/>
      <style:text-properties fo:font-size="14pt" officeooo:paragraph-rsid="001a3d6c" style:font-size-asian="14pt" style:font-size-complex="9pt"/>
    </style:style>
    <style:style style:name="P13" style:family="paragraph" style:parent-style-name="rtejustify">
      <loext:graphic-properties draw:fill="solid" draw:fill-color="#ffffff"/>
      <style:paragraph-properties fo:margin-top="0cm" fo:margin-bottom="0cm" style:contextual-spacing="false" fo:text-align="justify" style:justify-single-word="false" fo:background-color="#ffffff"/>
      <style:text-properties fo:font-size="14pt" fo:font-style="italic" officeooo:paragraph-rsid="001a3d6c" style:font-size-asian="14pt" style:font-style-asian="italic" style:font-size-complex="9pt" style:font-style-complex="italic"/>
    </style:style>
    <style:style style:name="P14" style:family="paragraph" style:parent-style-name="rtejustify">
      <loext:graphic-properties draw:fill="solid" draw:fill-color="#ffffff"/>
      <style:paragraph-properties fo:margin-top="0cm" fo:margin-bottom="0cm" style:contextual-spacing="false" fo:text-align="justify" style:justify-single-word="false" fo:background-color="#ffffff"/>
      <style:text-properties fo:font-size="14pt" fo:font-style="italic" officeooo:paragraph-rsid="001a3d6c" style:font-size-asian="14pt" style:font-style-asian="italic" style:font-size-complex="14pt" style:font-style-complex="italic"/>
    </style:style>
    <style:style style:name="P15" style:family="paragraph" style:parent-style-name="rtejustify">
      <loext:graphic-properties draw:fill="solid" draw:fill-color="#ffffff"/>
      <style:paragraph-properties fo:margin-left="0cm" fo:margin-right="0cm" fo:margin-top="0cm" fo:margin-bottom="0cm" style:contextual-spacing="false" fo:text-align="justify" style:justify-single-word="false" fo:text-indent="1.251cm" style:auto-text-indent="false" fo:background-color="#ffffff"/>
      <style:text-properties officeooo:rsid="001a3d6c" officeooo:paragraph-rsid="001a3d6c"/>
    </style:style>
    <style:style style:name="T1" style:family="text">
      <style:text-properties fo:font-size="14pt" fo:font-style="italic" fo:font-weight="normal" style:font-size-asian="14pt" style:font-style-asian="italic" style:font-weight-asian="normal" style:font-size-complex="9pt" style:font-style-complex="italic" style:font-weight-complex="normal"/>
    </style:style>
    <style:style style:name="T2" style:family="text">
      <style:text-properties fo:font-size="14pt" fo:font-style="italic" style:font-size-asian="14pt" style:font-style-asian="italic" style:font-size-complex="9pt" style:font-style-complex="italic"/>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fo:font-weight="bold" style:font-size-asian="14pt" style:font-style-asian="italic" style:font-weight-asian="bold" style:font-size-complex="9pt" style:font-style-complex="italic" style:font-weight-complex="bold"/>
    </style:style>
    <style:style style:name="T5" style:family="text">
      <style:text-properties fo:font-size="14pt" fo:font-weight="bold" style:font-name-asian="Times New Roman" style:font-size-asian="14pt" style:font-weight-asian="bold" style:font-size-complex="14pt" style:font-style-complex="italic" style:font-weight-complex="bold"/>
    </style:style>
    <style:style style:name="T6" style:family="text">
      <style:text-properties fo:font-size="14pt" style:font-size-asian="14pt" style:font-size-complex="9pt"/>
    </style:style>
    <style:style style:name="T7" style:family="text">
      <style:text-properties fo:font-size="14pt" style:font-size-asian="14pt" style:font-size-complex="14pt"/>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5">Задача 1 </text:span></text:p>
      <text:p text:style-name="P1"/>
      <text:p text:style-name="P8"><text:span text:style-name="T6">Недееспособный Иванов Иван Иванович продал своему соседу Петрову Петру Петровичу практически новые телевизор и холодильник импортного производства за 500 рублей.</text:span></text:p>
      <text:p text:style-name="P9"><text:span text:style-name="T2">В каких случаях гражданин признается недееспособным</text:span><text:span text:style-name="Strong"><text:span text:style-name="T1">?</text:span></text:span><text:span text:style-name="T2"> </text:span><text:span text:style-name="Strong"><text:span text:style-name="T1">Имеет ли юридическую силу такой договор купли-продажи?</text:span></text:span><text:span text:style-name="T4"> </text:span><text:span text:style-name="Strong"><text:span text:style-name="T1">Какие правовые последствия должны наступить? </text:span></text:span><text:span text:style-name="T2">Кто</text:span><text:span text:style-name="T4"> </text:span><text:span text:style-name="T2">может совершать сделки от имени и в интересах недееспособного лица</text:span><text:span text:style-name="Strong"><text:span text:style-name="T1">?</text:span></text:span></text:p>
      <text:p text:style-name="P9"><text:span text:style-name="Strong"><text:span text:style-name="T1">Свои ответы необходимо подкреплять ссылками на соответствующие статьи закона.</text:span></text:span></text:p>
      <text:p text:style-name="Text_20_body"/>
      <text:p text:style-name="Text_20_body">Гражданин может быть признан недееспособным в следующих случаях:</text:p>
      <text:list xml:id="list798145344" text:style-name="L1">
        <text:list-item>
          <text:p text:style-name="P5">Болезнь или психическое расстройство: Если человек страдает от психического заболевания или иного состояния, которое препятствует ему понимать смысл своих действий или контролировать их последствия, он может быть признан недееспособным.</text:p>
        </text:list-item>
      </text:list>
      <text:p text:style-name="Text_20_body">Относительно договора купли-продажи между недееспособным Ивановым Иваном Ивановичем и соседом Петровым Петром Петровичем, такой договор согласно законодательству Российской Федерации обычно является недействительным. Сделка с недееспособным лицом, как правило, не обладает юридической силой. Это означает, что договор не обязывает недееспособного Иванова, и он может быть признан недействительным с момента его заключения.</text:p>
      <text:p text:style-name="Text_20_body">Правовые последствия такого договора зависят от обстоятельств сделки и конкретной ситуации. Обычно лицо, заключившее сделку с недееспособным гражданином, не имеет права требовать исполнения договора или возмещения убытков, если действовало с полной осведомленностью о недееспособности другой стороны.</text:p>
      <text:p text:style-name="Text_20_body">Сделки от имени и в интересах недееспособного лица могут совершать его законные представители. Например, если Иван Иванович был признан недееспособным, его законный представитель (опекун или попечитель) может совершать сделки от его имени и в его интересах.</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T5">Задача 2</text:span></text:p>
      <text:p text:style-name="P12"/>
      <text:p text:style-name="P10"><text:span text:style-name="T6">10-летний Иванов Иван получает в подарок от деда горный велосипед стоимостью 22 500 рублей. Через три месяца Иван решает, что ему срочно нужны хоккейные коньки стоимостью 15 000 рублей. Он продает своей велосипед 13-летнему Петрову Петру, а на вырученные деньги приобретает коньки. Узнав о таких действиях своего сына, родители расценивают их как неуважение к деду и обращаются к родителям Петрова с просьбой вернуть им велосипед, компенсировав уплаченные деньги. Однако родители несовершеннолетнего Петрова отказываются вернуть велосипед, завив, что цена их устраивала и они довольны покупкой сына, а Иван продал велосипед, принадлежащий не родителям, а ему самому, поскольку велосипед ему подарили и он вправе сам распоряжаться принадлежащим ему имуществом. </text:span></text:p>
      <text:p text:style-name="P11"><text:span text:style-name="Strong"><text:span text:style-name="T1">Какими правами по закону наделены </text:span></text:span><text:span text:style-name="T2">Иванов Иван и Петров Петр</text:span><text:span text:style-name="Strong"><text:span text:style-name="T1">? Имеет ли юридическую силу такой договор купли-продажи?</text:span></text:span><text:span text:style-name="T4"> </text:span><text:span text:style-name="Strong"><text:span text:style-name="T1">Изменилась бы ситуация, если бы Ивану было 16 лет или 18 лет? </text:span></text:span></text:p>
      <text:p text:style-name="P11"><text:span text:style-name="Strong"><text:span text:style-name="T1">Свои ответы необходимо подкреплять ссылками на соответствующие статьи закона.</text:span></text:span></text:p>
      <text:p text:style-name="Standard"/>
      <text:p text:style-name="Standard"/>
      <text:p text:style-name="Text_20_body">Иванов Иван и Петров Петр являются несовершеннолетними лицами, и поэтому их права и возможности в сделках ограничены согласно Гражданскому кодексу Российской Федерации (ГК РФ).</text:p>
      <text:p text:style-name="Text_20_body">Согласно статье 28 ГК РФ, несовершеннолетний, достигший возраста 10 лет, вправе самостоятельно приобретать имущество, являющееся предметом обычных расходов. Таким образом, Иван имеет право распоряжаться подаренным ему велосипедом без разрешения родителей.</text:p>
      <text:p text:style-name="Text_20_body">Однако, согласно статье 185 ГК РФ, договор купли-продажи, заключенный несовершеннолетним, является недействительным, если иное не предусмотрено законом. Поэтому договор купли-продажи в данном случае является недействительным.</text:p>
      <text:p text:style-name="Text_20_body">Если бы Ивану было 16 или 18 лет, его права и возможности были бы расширены. Согласно статье 26 ГК РФ, несовершеннолетний, достигший возраста 16 лет, считается дееспособным в отношении сделок, касающихся его личных неимущественных прав и обязанностей. И статьей 27 ГК РФ установлено, что несовершеннолетний, достигший возраста 18 лет, считается полностью дееспособным.</text:p>
      <text:p text:style-name="Text_20_body">Таким образом, если бы Ивану было 16 или 18 лет, он имел бы право самостоятельно заключить договор купли-продажи и распоряжаться своим имуществом без разрешения родителей.</text:p>
      <text:p text:style-name="Text_20_body">Вот ссылки на соответствующие статьи Гражданского кодекса Российской Федерации:</text:p>
      <text:list xml:id="list2287665421" text:style-name="L2">
        <text:list-item>
          <text:p text:style-name="P7">Статья 28 ГК РФ: <text:a xlink:type="simple" xlink:href="http://www.consultant.ru/document/cons_doc_LAW_5132/8dce53d81a43c33da7b60a29a69a09bc34f4d540/" office:target-frame-name="_new" xlink:show="replace" text:style-name="Internet_20_link" text:visited-style-name="Visited_20_Internet_20_Link">http://www.consultant.ru/document/cons_doc_LAW_5132/8dce53d81a43c33da7b60a29a69a09bc34f4d540/</text:a></text:p>
        </text:list-item>
        <text:list-item>
          <text:p text:style-name="P7">Статья 185 ГК РФ: <text:soft-page-break/><text:a xlink:type="simple" xlink:href="http://www.consultant.ru/document/cons_doc_LAW_11547/74e90a71625eae3d8d77ae9e0a8352d51d0c87a4/" office:target-frame-name="_new" xlink:show="replace" text:style-name="Internet_20_link" text:visited-style-name="Visited_20_Internet_20_Link">http://www.consultant.ru/document/cons_doc_LAW_11547/74e90a71625eae3d8d77ae9e0a8352d51d0c87a4/</text:a></text:p>
        </text:list-item>
        <text:list-item>
          <text:p text:style-name="P6">Статья 26 ГК РФ: <text:a xlink:type="simple" xlink:href="http://www.consultant.ru/document/cons_doc_LAW_11547/4f637b3d077e2a3dbd04955b2712ce14" office:target-frame-name="_new" xlink:show="replace" text:style-name="Internet_20_link" text:visited-style-name="Visited_20_Internet_20_Link">http://www.consultant.ru/document/cons_doc_LAW_11547/4f637b3d077e2a3dbd04955b2712ce14</text:a></text:p>
        </text:list-item>
      </text:list>
      <text:p text:style-name="P4">(Бред)</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span text:style-name="T5">Задача 3</text:span><text:bookmark text:name="_GoBack"/><text:span text:style-name="T5"> </text:span></text:p>
      <text:p text:style-name="P13"/>
      <text:p text:style-name="P10"><text:span text:style-name="T6">Иванов Иван Иванович работает на заводе «Луч» токарем. Ежедневно вечером он </text:span><text:span text:style-name="T7">употребляет спиртные напитки в большом количестве, на которые тратит всю свою заработную плату. Не выдержав такого положения, его жена Светлана Ивановна обращается в суд с исковым заявлением, в котором просит признать мужа ограничено дееспособным, установить над ним попечительство, ссылаясь на то, что он ставит свою семью в тяжелое материальное положение. </text:span></text:p>
      <text:p text:style-name="P14"/>
      <text:p text:style-name="P11"><text:span text:style-name="T3">Законны ли требования Ивановой Светланы Ивановны</text:span><text:span text:style-name="Strong"><text:span text:style-name="T1">?</text:span></text:span><text:span text:style-name="T3"> </text:span><text:span text:style-name="Strong"><text:span text:style-name="T1">Дайте правовую оценку ситуации</text:span></text:span><text:span text:style-name="T3">.</text:span></text:p>
      <text:p text:style-name="P15"><text:span text:style-name="Strong"><text:span text:style-name="T1">Свои ответы необходимо подкреплять ссылками на соответствующие статьи закона.</text:span></text:span></text:p>
      <text:p text:style-name="Standard"/>
      <text:p text:style-name="Text_20_body">В соответствии с российским законодательством, для ограничения дееспособности гражданина и назначения попечительства должны быть наличие оснований, предусмотренных статьей 29 Гражданского кодекса Российской Федерации (ГК РФ).</text:p>
      <text:p text:style-name="Text_20_body">Статья 29 ГК РФ устанавливает, что лицо может быть ограничено в дееспособности или признано недееспособным по решению суда, если оно из-за психического расстройства или иного болезненного состояния не способно осознавать значение своих действий или руководить ими.</text:p>
      <text:p text:style-name="Text_20_body">В вашем случае, чтобы установить попечительство над Иваном Ивановичем, его жена должна представить достаточные доказательства психического расстройства или иного болезненного состояния, которое мешает ему осознавать значение своих действий или руководить ими. Простое употребление спиртных напитков в большом количестве не является достаточным основанием для ограничения дееспособности.</text:p>
      <text:p text:style-name="Text_20_body">Однако, семья может обратиться в суд и представить доказательства того, что такое поведение Иванова Ивана Ивановича серьезно влияет на его здоровье и материальное положение семьи, и что ограничение его дееспособности и назначение попечителя будет в интересах его самого и его семьи. Решение о назначении попечителя принимается судом на основании обстоятельств конкретного дела и в соответствии с общими принципами правосудия.</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rtejustify" style:family="paragraph" style:parent-style-name="Standard" style:default-outline-level="">
      <style:paragraph-properties fo:margin-top="0.494cm" fo:margin-bottom="0.494cm" style:contextual-spacing="false"/>
      <style:text-properties style:font-name-asian="Times New Roman" style:font-family-asian="'Times New Roman'" style:font-family-generic-asian="system" style:font-pitch-asian="variable"/>
    </style:style>
    <style:style style:name="Numbering_20_Symbols" style:display-name="Numbering Symbols"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5T23:54:45.454000000</dc:date>
    <meta:editing-duration>PT31M27S</meta:editing-duration>
    <meta:editing-cycles>1</meta:editing-cycles>
    <meta:document-statistic meta:table-count="0" meta:image-count="0" meta:object-count="0" meta:page-count="5" meta:paragraph-count="31" meta:word-count="798" meta:character-count="6283" meta:non-whitespace-character-count="5515"/>
    <meta:generator>LibreOffice/7.2.0.4$Windows_X86_64 LibreOffice_project/9a9c6381e3f7a62afc1329bd359cc48accb6435b</meta:generator>
  </office:meta>
</office:document-meta>
</file>